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1F52DCF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8.918cm" svg:height="25.075cm" draw:z-index="0"><draw:image xlink:href="Pictures/1000000000000556000003001F52DCF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8:11:54.175000000</meta:creation-date>
    <dc:date>2016-09-22T18:12:45.204000000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1.3.2$Windows_x86 LibreOffice_project/70feb7d99726f064edab4605a8ab840c50ec57a</meta:generator>
  </office:meta>
</office:document-meta>
</file>